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25in" fo:margin-right="0in" fo:margin-top="0in" fo:margin-bottom="0in" style:contextual-spacing="false" fo:text-align="justify"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style>
    <style:style style:name="P3" style:family="paragraph" style:parent-style-name="Text_20_body">
      <style:paragraph-properties fo:margin-left="0in" fo:margin-right="0in" fo:text-indent="0in" style:auto-text-indent="false"/>
      <style:text-properties style:font-name="Tahoma"/>
    </style:style>
    <style:style style:name="P4" style:family="paragraph" style:parent-style-name="Text_20_body">
      <style:paragraph-properties fo:margin-left="0in" fo:margin-right="0in" fo:margin-top="0in" fo:margin-bottom="0in" style:contextual-spacing="false" fo:text-align="start" style:justify-single-word="false" fo:text-indent="0in" style:auto-text-indent="false"/>
    </style:style>
    <style:style style:name="P5" style:family="paragraph" style:parent-style-name="Text_20_body">
      <style:paragraph-properties fo:margin-left="0in" fo:margin-right="0in" fo:margin-top="0in" fo:margin-bottom="0in" style:contextual-spacing="false" fo:text-align="center" style:justify-single-word="false" fo:text-indent="0in" style:auto-text-indent="false"/>
    </style:style>
    <style:style style:name="P6" style:family="paragraph" style:parent-style-name="Text_20_body">
      <style:paragraph-properties fo:margin-left="0in" fo:margin-right="0in" fo:margin-top="0in" fo:margin-bottom="0in" style:contextual-spacing="false" fo:text-align="justify" style:justify-single-word="false" fo:text-indent="0in" style:auto-text-indent="false"/>
    </style:style>
    <style:style style:name="P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officeooo:paragraph-rsid="0019761b"/>
    </style:style>
    <style:style style:name="P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font-name="Tahoma"/>
    </style:style>
    <style:style style:name="P9" style:family="paragraph" style:parent-style-name="Text_20_body">
      <style:paragraph-properties fo:margin-left="0in" fo:margin-right="0in" fo:margin-top="0in" fo:margin-bottom="0in" style:contextual-spacing="false" fo:text-align="justify" style:justify-single-word="false" fo:text-indent="0in" style:auto-text-indent="false" fo:break-before="page"/>
    </style:style>
    <style:style style:name="P10" style:family="paragraph" style:parent-style-name="Text_20_body" style:master-page-name="">
      <style:paragraph-properties fo:margin-left="0in" fo:margin-right="0in" fo:margin-top="0in" fo:margin-bottom="0in" style:contextual-spacing="false" fo:text-align="justify" style:justify-single-word="false" fo:text-indent="0in" style:auto-text-indent="false" style:page-number="auto" fo:break-before="auto" fo:break-after="auto" fo:keep-with-next="auto"/>
    </style:style>
    <style:style style:name="P11" style:family="paragraph" style:parent-style-name="Text_20_body" style:master-page-name="">
      <style:paragraph-properties fo:margin-left="0in" fo:margin-right="0in" fo:margin-top="0in" fo:margin-bottom="0in" style:contextual-spacing="false" fo:text-align="justify" style:justify-single-word="false" fo:text-indent="0in" style:auto-text-indent="false" style:page-number="auto" fo:break-before="auto" fo:break-after="auto" fo:keep-with-next="auto"/>
      <style:text-properties style:font-name="Tahoma"/>
    </style:style>
    <style:style style:name="P12" style:family="paragraph" style:parent-style-name="Text_20_body" style:master-page-name="">
      <style:paragraph-properties fo:margin-left="0in" fo:margin-right="0in" fo:margin-top="0in" fo:margin-bottom="0in" style:contextual-spacing="false" fo:text-align="justify" style:justify-single-word="false" fo:text-indent="0in" style:auto-text-indent="false" style:page-number="auto" fo:break-before="auto" fo:break-after="auto" fo:keep-with-next="auto"/>
    </style:style>
    <style:style style:name="P13" style:family="paragraph" style:parent-style-name="Text_20_body" style:master-page-name="">
      <style:paragraph-properties fo:margin-left="0in" fo:margin-right="0in" fo:margin-top="0in" fo:margin-bottom="0in" style:contextual-spacing="false" fo:text-align="justify" style:justify-single-word="false" fo:text-indent="0in" style:auto-text-indent="false" style:page-number="auto" fo:break-before="auto" fo:break-after="auto" fo:keep-with-next="auto"/>
    </style:style>
    <style:style style:name="P14" style:family="paragraph" style:parent-style-name="Text_20_body" style:list-style-name="L9">
      <style:paragraph-properties fo:margin-top="0in" fo:margin-bottom="0.0972in" style:contextual-spacing="false" fo:text-align="justify" style:justify-single-word="false"/>
    </style:style>
    <style:style style:name="P15" style:family="paragraph" style:parent-style-name="Text_20_body" style:list-style-name="L10">
      <style:paragraph-properties fo:margin-top="0in" fo:margin-bottom="0.0972in" style:contextual-spacing="false" fo:text-align="justify" style:justify-single-word="false"/>
    </style:style>
    <style:style style:name="P16" style:family="paragraph" style:parent-style-name="Text_20_body" style:list-style-name="L11">
      <style:paragraph-properties fo:margin-top="0in" fo:margin-bottom="0.0972in" style:contextual-spacing="false" fo:text-align="justify" style:justify-single-word="false"/>
    </style:style>
    <style:style style:name="P17" style:family="paragraph" style:parent-style-name="Text_20_body" style:list-style-name="L12">
      <style:paragraph-properties fo:margin-top="0in" fo:margin-bottom="0.0972in" style:contextual-spacing="false"/>
    </style:style>
    <style:style style:name="P18" style:family="paragraph" style:parent-style-name="Text_20_body">
      <style:paragraph-properties fo:margin-left="0.5in" fo:margin-right="0in" fo:margin-top="0in" fo:margin-bottom="0in" style:contextual-spacing="false" fo:text-align="justify" style:justify-single-word="false" fo:text-indent="0in" style:auto-text-indent="false"/>
    </style:style>
    <style:style style:name="P19" style:family="paragraph" style:parent-style-name="Text_20_body">
      <style:paragraph-properties fo:margin-left="1in" fo:margin-right="0in" fo:text-align="justify" style:justify-single-word="false" fo:text-indent="0in" style:auto-text-indent="false"/>
      <style:text-properties style:font-name="Tahoma"/>
    </style:style>
    <style:style style:name="P20" style:family="paragraph" style:parent-style-name="Text_20_body">
      <style:paragraph-properties fo:margin-left="1in" fo:margin-right="0in" fo:margin-top="0in" fo:margin-bottom="0in" style:contextual-spacing="false" fo:text-align="justify" style:justify-single-word="false" fo:text-indent="0in" style:auto-text-indent="false"/>
    </style:style>
    <style:style style:name="P21" style:family="paragraph" style:parent-style-name="Text_20_body">
      <style:paragraph-properties fo:margin-left="0.25in" fo:margin-right="0in" fo:margin-top="0in" fo:margin-bottom="0in" style:contextual-spacing="false" fo:text-align="justify" style:justify-single-word="false" fo:text-indent="-0.25in" style:auto-text-indent="false"/>
    </style:style>
    <style:style style:name="P22" style:family="paragraph" style:parent-style-name="Text_20_body">
      <style:paragraph-properties fo:margin-left="0.75in" fo:margin-right="0in" fo:margin-top="0in" fo:margin-bottom="0in" style:contextual-spacing="false" fo:text-indent="-0.25in" style:auto-text-indent="false"/>
    </style:style>
    <style:style style:name="P23" style:family="paragraph" style:parent-style-name="Text_20_body">
      <style:paragraph-properties fo:margin-left="0.75in" fo:margin-right="0in" fo:margin-top="0in" fo:margin-bottom="0in" style:contextual-spacing="false" fo:text-align="justify" style:justify-single-word="false" fo:text-indent="-0.25in" style:auto-text-indent="false"/>
    </style:style>
    <style:style style:name="P24" style:family="paragraph" style:parent-style-name="Text_20_body">
      <style:paragraph-properties fo:margin-left="0.75in" fo:margin-right="0in" fo:text-indent="0in" style:auto-text-indent="false"/>
    </style:style>
    <style:style style:name="P25" style:family="paragraph" style:parent-style-name="Text_20_body">
      <style:paragraph-properties fo:margin-left="0.75in" fo:margin-right="0in" fo:text-align="justify" style:justify-single-word="false" fo:text-indent="0in" style:auto-text-indent="false"/>
      <style:text-properties style:font-name="Tahoma"/>
    </style:style>
    <style:style style:name="T1" style:family="text">
      <style:text-properties style:font-name="Tahoma"/>
    </style:style>
    <style:style style:name="T2" style:family="text">
      <style:text-properties style:font-name="Tahoma" fo:font-size="11pt"/>
    </style:style>
    <style:style style:name="T3" style:family="text">
      <style:text-properties style:font-name="Tahoma" style:text-underline-style="solid" style:text-underline-width="auto" style:text-underline-color="font-color"/>
    </style:style>
    <style:style style:name="T4" style:family="text">
      <style:text-properties fo:font-variant="small-caps" style:font-name="Tahoma"/>
    </style:style>
    <style:style style:name="T5" style:family="text">
      <style:text-properties style:font-name="Symbo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pic 4: Socket Programming - B: Programming Project #1</text:h>
      <text:p text:style-name="Text_20_body"/>
      <text:p text:style-name="P4"><text:span text:style-name="Strong_20_Emphasis"><text:span text:style-name="T2">Project #1: Text Messaging using UDP Sockets</text:span></text:span><text:span text:style-name="Strong_20_Emphasis"> </text:span><text:span text:style-name="Strong_20_Emphasis"><text:span text:style-name="T2">with Notification</text:span></text:span></text:p>
      <text:p text:style-name="P5"><text:span text:style-name="Strong_20_Emphasis"><text:span text:style-name="T1">Due Date: Before 11:59 p.m., Sunday, June 1</text:span></text:span></text:p>
      <text:p text:style-name="P6"><text:span text:style-name="Strong_20_Emphasis"><text:span text:style-name="T1">Objectives:</text:span></text:span></text:p>
      <text:list xml:id="list1008891698986403915" text:style-name="L9">
        <text:list-item>
          <text:p text:style-name="P14"><text:span text:style-name="T1">To implement a client/server program using UDP sockets;</text:span> </text:p>
        </text:list-item>
        <text:list-item>
          <text:p text:style-name="P14"><text:span text:style-name="T1">To use C/C++ library functions for implementing a socket program;</text:span> </text:p>
        </text:list-item>
        <text:list-item>
          <text:p text:style-name="P14"><text:span text:style-name="T1">To get familiarized with the Unix programming environment.</text:span> </text:p>
        </text:list-item>
      </text:list>
      <text:p text:style-name="P6"><text:span text:style-name="Strong_20_Emphasis"><text:span text:style-name="T1">Description: </text:span></text:span><text:span text:style-name="T1">In this programming project, you will create an adaptation of the UDP client/server echo program. For this project, you will be creating processes that will be used for sending and retrieving text data between two users (clients) through a message server. Each client is given a pre-assigned unique identifier that is known to other users. </text:span></text:p>
      <text:p text:style-name="P6"><text:span text:style-name="T1">A client may either </text:span><text:span text:style-name="Strong_20_Emphasis"><text:span text:style-name="Emphasis"><text:span text:style-name="T1">request to send </text:span></text:span></text:span><text:span text:style-name="T1">a text message to another client or </text:span><text:span text:style-name="Strong_20_Emphasis"><text:span text:style-name="Emphasis"><text:span text:style-name="T1">request to retrieve</text:span></text:span></text:span><text:span text:style-name="T1"> its messages from the server. A client uses predefined identifiers to specify the recipient of the text message it wants to send. Text messages are stored in the message server.</text:span></text:p>
      <text:p text:style-name="P8">When a client sends a request to retrieve its message to the message server, the server should respond with the text message(s) it is storing for that client, with a notation of whether the message is new or not (i.e., the same message has been retrieved in a previous request). The message server should still respond even if there are no messages waiting for the client.</text:p>
      <text:p text:style-name="P6"><text:span text:style-name="T1">In addition, the server process should also provide a notification service to inform individual clients whenever a new message has arrived. In order to implement the notification service, each client will need to inform the server of its availability first through a </text:span><text:span text:style-name="Strong_20_Emphasis"><text:span text:style-name="Emphasis"><text:span text:style-name="T1">login</text:span></text:span></text:span><text:span text:style-name="T1"> message. This will allow the server to store a copy of the client’s address structure to be used as the destination address of the </text:span><text:span text:style-name="Strong_20_Emphasis"><text:span text:style-name="Emphasis"><text:span text:style-name="T1">notification</text:span></text:span></text:span><text:span text:style-name="T1"> message to be sent by the server when a new message arrives for the client. A </text:span><text:span text:style-name="Strong_20_Emphasis"><text:span text:style-name="Emphasis"><text:span text:style-name="T1">logout</text:span></text:span></text:span><text:span text:style-name="T1"> message should also be sent to the server to inform it of the client’s unavailability. This should also be used by the server to clear out the addressing info for the client who is logging out.</text:span></text:p>
      <text:p text:style-name="P8">You should use the following definition for a client message:</text:p>
      <text:p text:style-name="P18"><text:span text:style-name="Emphasis"><text:span text:style-name="T1">typedef struct {</text:span></text:span></text:p>
      <text:p text:style-name="P20"><text:span text:style-name="Emphasis"><text:span text:style-name="T1">enum {Send, Retrieve} request_Type;          /* same size as an unsigned int */</text:span></text:span></text:p>
      <text:p text:style-name="P20"><text:span text:style-name="Emphasis"><text:span text:style-name="T1">unsigned int SenderId;                                /* unique client identifier */</text:span></text:span></text:p>
      <text:p text:style-name="P20"><text:span text:style-name="Emphasis"><text:span text:style-name="T1">unsigned int RecipientId;                    /* unique client identifier */</text:span></text:span></text:p>
      <text:p text:style-name="P20"><text:soft-page-break/><text:span text:style-name="Emphasis"><text:span text:style-name="T1">char message[100];                                    /* text message</text:span></text:span></text:p>
      <text:p text:style-name="P18"><text:span text:style-name="Emphasis"><text:span text:style-name="T1">} ClientMessage;                                         /* an unsigned int is 32 bits = 4 bytes */</text:span></text:span></text:p>
      <text:p text:style-name="P10"> </text:p>
      <text:p text:style-name="P11">You should use the following definition for a server message:</text:p>
      <text:p text:style-name="P18"><text:span text:style-name="Emphasis"><text:span text:style-name="T1">typedef struct {</text:span></text:span></text:p>
      <text:p text:style-name="P20"><text:span text:style-name="Emphasis"><text:span text:style-name="T1">enum {New, Old, No_Message) messageType;    /* same size as an unsigned int */</text:span></text:span></text:p>
      <text:p text:style-name="P20"><text:span text:style-name="Emphasis"><text:span text:style-name="T1">unsigned int SenderId;                                /* unique client identifier */</text:span></text:span></text:p>
      <text:p text:style-name="P20"><text:span text:style-name="Emphasis"><text:span text:style-name="T1">unsigned int RecipientId;                    /* unique client identifier */</text:span></text:span></text:p>
      <text:p text:style-name="P20"><text:span text:style-name="Emphasis"><text:span text:style-name="T1">char message[100];                                    /* text message</text:span></text:span></text:p>
      <text:p text:style-name="P18"><text:span text:style-name="Emphasis"><text:span text:style-name="T1">} ServerMessage;</text:span></text:span>                     <text:span text:style-name="Emphasis">                  </text:span><text:span text:style-name="Emphasis"><text:span text:style-name="T1">/* an unsigned int is 32 bits = 4 bytes */</text:span></text:span></text:p>
      <text:p text:style-name="P10"><text:span text:style-name="T1">You may use the following definition for </text:span><text:span text:style-name="Emphasis"><text:span text:style-name="T1">login</text:span></text:span> <text:span text:style-name="T1">and </text:span><text:span text:style-name="Emphasis"><text:span text:style-name="T1">logout</text:span></text:span> <text:span text:style-name="T1">messages from a client to the server as well as for the </text:span><text:span text:style-name="Emphasis"><text:span text:style-name="T1">notification</text:span></text:span> <text:span text:style-name="T1">message from the server to a client:</text:span></text:p>
      <text:p text:style-name="P18"><text:span text:style-name="Emphasis"><text:span text:style-name="T1">typedef struct {</text:span></text:span></text:p>
      <text:p text:style-name="P20"><text:span text:style-name="Emphasis"><text:span text:style-name="T1">enum {Login, Notify, Logout} message_Type;                  /* same size as an unsigned int */</text:span></text:span></text:p>
      <text:p text:style-name="P20"><text:span text:style-name="Emphasis"><text:span text:style-name="T1">unsigned int ClientId;                                           /* unique client identifier */</text:span></text:span></text:p>
      <text:p text:style-name="P18"><text:span text:style-name="Emphasis"><text:span text:style-name="T1">} NotifyMessage;                                                 /* an unsigned int is 32 bits = 4 bytes */</text:span></text:span></text:p>
      <text:p text:style-name="P10"> </text:p>
      <text:p text:style-name="P6"><text:span text:style-name="T1">Note that if the structure is used for a </text:span><text:span text:style-name="Emphasis"><text:span text:style-name="T1">login</text:span></text:span> <text:span text:style-name="T1">message, </text:span><text:span text:style-name="Emphasis"><text:span text:style-name="T1">messageType</text:span></text:span><text:span text:style-name="T1"> = </text:span><text:span text:style-name="Emphasis"><text:span text:style-name="T1">Login</text:span></text:span><text:span text:style-name="T1"> and </text:span><text:span text:style-name="Emphasis"><text:span text:style-name="T1">ClientId</text:span></text:span><text:span text:style-name="T1"> corresponds to the client’s own identifier. If the structure is used for a </text:span><text:span text:style-name="Emphasis"><text:span text:style-name="T1">notification</text:span></text:span> <text:span text:style-name="T1">message, then </text:span><text:span text:style-name="Emphasis"><text:span text:style-name="T1">MessageType</text:span></text:span><text:span text:style-name="T1"> = </text:span><text:span text:style-name="Emphasis"><text:span text:style-name="T1">Notify</text:span></text:span><text:span text:style-name="T1"> and </text:span><text:span text:style-name="Emphasis"><text:span text:style-name="T1">ClientId</text:span></text:span><text:span text:style-name="T1"> corresponds to the source of the message that arrived.</text:span></text:p>
      <text:p text:style-name="P6"><text:span text:style-name="Strong_20_Emphasis"><text:span text:style-name="T1">Procedure: </text:span></text:span></text:p>
      <text:p text:style-name="P1"><text:span text:style-name="Strong_20_Emphasis"><text:span text:style-name="Emphasis"><text:span text:style-name="T1">Client</text:span></text:span></text:span><text:span text:style-name="Strong_20_Emphasis"><text:span text:style-name="T1">. </text:span></text:span><text:span text:style-name="T1">The client process performs the following activities:</text:span></text:p>
      <text:list xml:id="list4549867136580471290" text:style-name="L10">
        <text:list-item>
          <text:p text:style-name="P15"><text:span text:style-name="Emphasis"><text:span text:style-name="T1">Send login message to the server </text:span></text:span> – <text:span text:style-name="T1">Before a client is able to send or retrieve any messages, it should send a </text:span><text:span text:style-name="Strong_20_Emphasis"><text:span text:style-name="Emphasis"><text:span text:style-name="T1">login</text:span></text:span></text:span> <text:span text:style-name="T1">message to notify the server of its availability as well as to allow the server to store the client’s address.</text:span> </text:p>
        </text:list-item>
        <text:list-item>
          <text:p text:style-name="P15"><text:span text:style-name="Emphasis"><text:span text:style-name="T1">Send text messages </text:span></text:span> – <text:span text:style-name="T1">The user should be able to send any number of text messages (maximum size of 100 characters) to any registered client through the message server.</text:span> </text:p>
        </text:list-item>
        <text:list-item>
          <text:p text:style-name="P15"><text:span text:style-name="Emphasis"><text:span text:style-name="T1">Retrieve text messages</text:span></text:span> – <text:span text:style-name="T1">The user should be able to retrieve the text message(s) addressed to it from the message server.</text:span> </text:p>
        </text:list-item>
        <text:list-item>
          <text:p text:style-name="P15"><text:span text:style-name="Emphasis"><text:span text:style-name="T1">Send logout message to the server</text:span></text:span> – <text:span text:style-name="T1">Before a client exits, it should send a </text:span><text:span text:style-name="Strong_20_Emphasis"><text:span text:style-name="Emphasis"><text:span text:style-name="T1">logout</text:span></text:span></text:span> <text:span text:style-name="T1">message to notify the server of its unavailability as well as to allow the server to clear the stored client’s address.</text:span> </text:p>
        </text:list-item>
        <text:list-item>
          <text:p text:style-name="P15"><text:soft-page-break/><text:span text:style-name="Emphasis"><text:span text:style-name="T1">Quit </text:span></text:span>– <text:span text:style-name="T1">The user should be able to quit at any time using a quit command (not Ctrl-C).</text:span> </text:p>
        </text:list-item>
      </text:list>
      <text:p text:style-name="P1"><text:span text:style-name="Strong_20_Emphasis"><text:span text:style-name="Emphasis"><text:span text:style-name="T1">Server</text:span></text:span></text:span><text:span text:style-name="Strong_20_Emphasis"><text:span text:style-name="T1">. </text:span></text:span><text:span text:style-name="T1">The server process performs the following activities:</text:span></text:p>
      <text:list xml:id="list1514200844017455139" text:style-name="L11">
        <text:list-item>
          <text:p text:style-name="P16"><text:span text:style-name="Emphasis"><text:span text:style-name="T1">Receive “Login” messages from clients</text:span></text:span> – <text:span text:style-name="T1">The server should maintain a table of addresses for all client’s currently logged-in. </text:span></text:p>
        </text:list-item>
        <text:list-item>
          <text:p text:style-name="P16"><text:span text:style-name="Emphasis"><text:span text:style-name="T1">Receive “Send message” requests from clients</text:span></text:span> – <text:span text:style-name="T1">The server should store the received text message and the identifier of the sender for each client. It may be a good idea to use the recipient client identifier as an index to a table of messages.</text:span> </text:p>
        </text:list-item>
        <text:list-item>
          <text:p text:style-name="P16"><text:span text:style-name="Emphasis"><text:span text:style-name="T1">Receive “Retrieve message” requests from clients and respond accordingly</text:span></text:span>– <text:span text:style-name="T1">The server should retrieve the message(s) it has stored for the requesting client and send the message with the sender identifier and the message type (new, old, or no message).</text:span><text:span text:style-name="Emphasis"><text:span text:style-name="T1"> N</text:span></text:span><text:span text:style-name="T1">ote that the server will only forward received messages to a destination client when that client sends a </text:span><text:span text:style-name="Strong_20_Emphasis"><text:span text:style-name="Emphasis"><text:span text:style-name="T1">retrieve request</text:span></text:span></text:span> <text:span text:style-name="T1">message.</text:span> </text:p>
        </text:list-item>
        <text:list-item>
          <text:p text:style-name="P16"><text:span text:style-name="Emphasis"><text:span text:style-name="T1">Send notification messages to clients</text:span></text:span> – <text:span text:style-name="T1">When the server receives a </text:span><text:span text:style-name="Strong_20_Emphasis"><text:span text:style-name="Emphasis"><text:span text:style-name="T1">send request</text:span></text:span></text:span> <text:span text:style-name="T1">message from a client, the server should immediately send a </text:span><text:span text:style-name="Strong_20_Emphasis"><text:span text:style-name="Emphasis"><text:span text:style-name="T1">notification</text:span></text:span></text:span> <text:span text:style-name="T1">message to the destination client. Note that the destination client may not yet be available (i.e., has not yet sent a </text:span><text:span text:style-name="Strong_20_Emphasis"><text:span text:style-name="Emphasis"><text:span text:style-name="T1">login</text:span></text:span></text:span> <text:span text:style-name="T1">message). If this is the case, then the server should send the </text:span><text:span text:style-name="Strong_20_Emphasis"><text:span text:style-name="Emphasis"><text:span text:style-name="T1">notification</text:span></text:span></text:span> <text:span text:style-name="T1">message as soon as the destination client sends a </text:span><text:span text:style-name="Strong_20_Emphasis"><text:span text:style-name="Emphasis"><text:span text:style-name="T1">login</text:span></text:span></text:span> <text:span text:style-name="T1">message.</text:span> </text:p>
        </text:list-item>
        <text:list-item>
          <text:p text:style-name="P16"><text:span text:style-name="Emphasis"><text:span text:style-name="T1">Receive “Logout” messages from clients</text:span></text:span> – <text:span text:style-name="T1">The server should clear the entry in its table of addresses for every client who logs out. Note: The server should still be able to store all messages for clients who are not logged in.</text:span> </text:p>
        </text:list-item>
      </text:list>
      <text:p text:style-name="P3">Each running process should display messages describing pertinent activities as they occur (i.e, when a request is sent by the client or received by the server, when a message is sent by the server or received by the client, what messages are being sent, what messages have been received, etc.). This is particularly important and useful in verifying the correctness of your programs.</text:p>
      <text:p text:style-name="P8">Lastly, the server should be able to process requests from several clients, and both client and server processes should behave sensibly when dealing with exceptional conditions.</text:p>
      <text:p text:style-name="P9"><text:span text:style-name="Strong_20_Emphasis"><text:span text:style-name="T1">Implementation Details:</text:span></text:span></text:p>
      <text:p text:style-name="P6"><text:span text:style-name="T1">A client should be able to send requests to the message and passively wait for a notification message from the server at the same time. To enable a client to do this, a separate child process must be </text:span><text:span text:style-name="Emphasis"><text:span text:style-name="T1">fork()</text:span></text:span><text:span text:style-name="T1">ed to handle the notification(s) from the server. Below are sample code to demonstrate the use of the </text:span><text:span text:style-name="Emphasis"><text:span text:style-name="T1">fork()</text:span></text:span><text:span text:style-name="T1">function call.</text:span></text:p>
      <text:p text:style-name="P8">/* This program illustrates how the two processes are unable to share the contents of a shared memory variable ptr.*/</text:p>
      <text:p text:style-name="P8">#include &lt;stdio.h&gt;</text:p>
      <text:p text:style-name="P8">#include &lt;sys/mman.h&gt;</text:p>
      <text:p text:style-name="P8">void main ()</text:p>
      <text:p text:style-name="P8">{</text:p>
      <text:p text:style-name="P6"> <text:span text:style-name="T1">int x;</text:span></text:p>
      <text:p text:style-name="P6"> <text:span text:style-name="T1">int * ptr;</text:span></text:p>
      <text:p text:style-name="P6">  <text:span text:style-name="T1">ptr = &amp;x;</text:span></text:p>
      <text:p text:style-name="P6">  <text:span text:style-name="T1">if (fork() == 0){</text:span></text:p>
      <text:p text:style-name="P6">    <text:span text:style-name="T1">for (x=1; x &lt; 5; x++){</text:span></text:p>
      <text:p text:style-name="P6">       <text:span text:style-name="T1">printf("child: %d\n", (*ptr)++);</text:span></text:p>
      <text:p text:style-name="P6">    <text:span text:style-name="T1">}</text:span></text:p>
      <text:p text:style-name="P6">    <text:span text:style-name="T1">exit(0);</text:span></text:p>
      <text:p text:style-name="P6">  <text:span text:style-name="T1">} </text:span></text:p>
      <text:p text:style-name="P7">  <text:span text:style-name="T1">for (x=1; x &lt; 5; x++){</text:span></text:p>
      <text:p text:style-name="P7">    <text:span text:style-name="T1">printf("parent: %d\n", (*ptr)++);</text:span></text:p>
      <text:p text:style-name="P6">  <text:span text:style-name="T1">}</text:span></text:p>
      <text:p text:style-name="P8">}</text:p>
      <text:p text:style-name="P2"><text:span text:style-name="Strong_20_Emphasis"><text:span text:style-name="T1">Submission Requirements: </text:span></text:span></text:p>
      <text:p text:style-name="P21"><text:span text:style-name="T1">1.    You are expected to work individually for this activity. Make sure you specify which parts of your program are borrowed and from whom. (Review the course policy on Academic Dishonesty.)</text:span></text:p>
      <text:p text:style-name="P21"><text:span text:style-name="T1">2.    All code should be written in C or C++ ONLY.  (Sorry, no Java.)</text:span></text:p>
      <text:p text:style-name="P21"><text:span text:style-name="T1">3.    Make sure you provide sufficient documentation in the form of comments, white space, readable identifiers, and a </text:span><text:span text:style-name="Emphasis"><text:span text:style-name="T1">README</text:span></text:span><text:span text:style-name="T1"> file describing the system operation (i.e., how to compile and run each program) and its components. Store all source code in a folder called</text:span><text:span text:style-name="T4"> </text:span><text:span text:style-name="Emphasis"><text:span text:style-name="T4">your_last_names.</text:span></text:span><text:span text:style-name="T1"> </text:span><text:span text:style-name="Strong_20_Emphasis"><text:span text:style-name="T3">Do not include the executables!</text:span></text:span><text:span text:style-name="T1"> Zip (or tar and compress) the entire folder and upload your file to the designated project Dropbox.</text:span></text:p>
      <text:p text:style-name="P23"><text:span text:style-name="T5">·      </text:span><text:span text:style-name="T1">To tar a directory called "poh", cd to the parent directory of  "poh" and enter:</text:span></text:p>
      <text:p text:style-name="P19">$ tar cvf poh.tar ./poh</text:p>
      <text:p text:style-name="P25">This will create a tar file called "poh.tar"</text:p>
      <text:p text:style-name="P23"><text:soft-page-break/><text:span text:style-name="T5">·      </text:span><text:span text:style-name="T1">To compress the tar file:</text:span></text:p>
      <text:p text:style-name="P19">$ compress poh.tar</text:p>
      <text:p text:style-name="P25">This will rename the file as "poh.tar.Z"</text:p>
      <text:p text:style-name="P24"><text:span text:style-name="Strong_20_Emphasis"><text:span text:style-name="T1">Grading Criteria:</text:span></text:span></text:p>
      <text:list xml:id="list2899542812367796367" text:style-name="L12">
        <text:list-item>
          <text:p text:style-name="P17"><text:span text:style-name="T1">Documentation           15%</text:span> </text:p>
        </text:list-item>
        <text:list-item>
          <text:p text:style-name="P17"><text:span text:style-name="T1">Implementation</text:span> </text:p>
        </text:list-item>
      </text:list>
      <text:p text:style-name="P22"><text:span text:style-name="T5">·      </text:span><text:span text:style-name="T1">Client                    40%</text:span></text:p>
      <text:p text:style-name="P22"><text:span text:style-name="T5">·      </text:span><text:span text:style-name="T1">Server                  45%</text:span><text:span text:style-name="Strong_20_Emphasis"><text:span text:style-name="T1"> </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09:46:39.967789000</meta:creation-date>
    <dc:date>2014-05-14T09:52:21.176098000</dc:date>
    <meta:editing-duration>P0D</meta:editing-duration>
    <meta:editing-cycles>1</meta:editing-cycles>
    <meta:generator>LibreOffice/4.2.1.1$MacOSX_X86_64 LibreOffice_project/d7dbbd7842e6a58b0f521599204e827654e1fb8b</meta:generator>
    <meta:document-statistic meta:table-count="0" meta:image-count="0" meta:object-count="0" meta:page-count="5" meta:paragraph-count="83" meta:word-count="1361" meta:character-count="8471" meta:non-whitespace-character-count="6694"/>
  </office:meta>
</office:document-meta>
</file>